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3.13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ANNOTATIONS.$A$1:.$A$3])" table:allow-empty-cell="true" table:display-list="unsorted" table:base-cell-address="b01.B2">
          <table:error-message table:message-type="stop" table:display="true"/>
        </table:content-validation>
      </table:content-validations>
      <table:table table:name="b0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ON_GROUND</text:p>
          </table:table-cell>
          <table:table-cell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ON_GROUND</text:p>
          </table:table-cell>
          <table:table-cell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NOT_IN_FRAME</text:p>
          </table:table-cell>
          <table:table-cell table:number-columns-repeated="1021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0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01" table:style-name="ta1"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02" table:style-name="ta1"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0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0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0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 table:number-rows-repeated="88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0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 table:number-rows-repeated="87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OTATIONS" table:style-name="ta1">
        <table:table-column table:style-name="co7" table:default-cell-style-name="Default"/>
        <table:table-row table:style-name="ro3">
          <table:table-cell office:value-type="string" calcext:value-type="string">
            <text:p>ON_GROUND</text:p>
          </table:table-cell>
        </table:table-row>
        <table:table-row table:style-name="ro3">
          <table:table-cell office:value-type="string" calcext:value-type="string">
            <text:p>IN_THE_AIR</text:p>
          </table:table-cell>
        </table:table-row>
        <table:table-row table:style-name="ro3">
          <table:table-cell office:value-type="string" calcext:value-type="string">
            <text:p>NOT_IN_FR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00/00/00</text:date>, <text:time style:data-style-name="N2" text:time-value="09:29:22.0403239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31:57.634000000</meta:creation-date>
    <dc:date>2018-04-12T10:34:03.588191322</dc:date>
    <meta:editing-duration>PT14H1M46S</meta:editing-duration>
    <meta:editing-cycles>87</meta:editing-cycles>
    <meta:generator>LibreOffice/4.3.3.2$Linux_X86_64 LibreOffice_project/430m0$Build-2</meta:generator>
    <dc:creator>aiporre </dc:creator>
    <meta:document-statistic meta:table-count="9" meta:cell-count="1239" meta:object-count="0"/>
  </office:meta>
</office:document-meta>
</file>